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>CPT110 – Introduction to Information Technology</text:h>
      <text:h text:style-name="P2" text:outline-level="1">Assignment 2: Building a PC</text:h>
      <text:h text:style-name="P2" text:outline-level="1"/>
      <text:h text:style-name="P2" text:outline-level="1">Glenn Chamberlain</text:h>
      <text:h text:style-name="P2" text:outline-level="1">S3356661</text:h>
      <text:h text:style-name="P2" text:outline-level="1">15/01/2012</text:h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lenn Chamberlain</meta:initial-creator>
    <meta:creation-date>2012-01-08T12:54:10.70</meta:creation-date>
    <dc:date>2012-01-15T14:53:43.62</dc:date>
    <dc:creator>Glenn Chamberlain</dc:creator>
    <meta:editing-duration>PT3M52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5" meta:word-count="15" meta:character-count="109"/>
  </office:meta>
</office:document-meta>
</file>